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cm" svg:stroke-color="#ffffff"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3" style:family="graphic" style:parent-style-name="standard">
      <style:graphic-properties svg:stroke-width="0cm" svg:stroke-color="#000000" draw:marker-start-width="0.2cm" draw:marker-end-width="0.2cm" draw:fill="none" draw:fill-color="#ffffff" draw:textarea-horizontal-align="justify" draw:textarea-vertical-align="middle" draw:auto-grow-height="false" fo:padding-top="0.125cm" fo:padding-bottom="0.125cm" fo:padding-left="0.25cm" fo:padding-right="0.25cm"/>
    </style:style>
    <style:style style:name="P1" style:family="paragraph">
      <style:paragraph-properties fo:text-align="center"/>
    </style:style>
  </office:automatic-styles>
  <office:body>
    <office:drawing>
      <draw:page draw:name="page1" draw:style-name="dp1" draw:master-page-name="Standard">
        <draw:g>
          <draw:custom-shape draw:style-name="gr1" draw:text-style-name="P1" draw:layer="layout" svg:width="13.528cm" svg:height="18.106cm" draw:transform="rotate (-1.5707963267949) translate (19.899cm 0.712cm)">
            <text:p/>
            <draw:enhanced-geometry svg:viewBox="0 0 21600 21600" draw:path-stretchpoint-x="10800" draw:path-stretchpoint-y="10800" draw:text-areas="?f3 ?f4 ?f5 ?f6" draw:type="round-rectangle" draw:modifiers="1123.622268411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578cm" svg:height="4.168cm" draw:transform="rotate (-1.5707963267949) translate (19.898cm 0.78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9.899cm 4.128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9.899cm 7.475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9.9cm 10.82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16.891cm 0.78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16.892cm 4.128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16.893cm 7.475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16.894cm 10.82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3.886cm 0.78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3.887cm 4.128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3.887cm 7.475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3.888cm 10.82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10.879cm 0.78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0.88cm 4.128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0.881cm 7.475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0.882cm 10.82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7.873cm 0.78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7.874cm 4.128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6cm" draw:transform="rotate (-1.5707963267949) translate (7.874cm 7.475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7.875cm 10.82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4.868cm 0.78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4.868cm 4.128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4.869cm 7.475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4.87cm 10.82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 draw:text-style-name="P1" draw:layer="layout" svg:width="1.23cm" svg:height="1.23cm" draw:transform="rotate (-1.5707963267949) translate (18.873cm 0.849cm)">
            <text:p/>
            <draw:enhanced-geometry svg:viewBox="0 0 21600 21600" draw:type="rectangle" draw:enhanced-path="M 0 0 L 21600 0 21600 21600 0 21600 0 0 Z N"/>
          </draw:custom-shape>
          <draw:custom-shape draw:style-name="gr2" draw:text-style-name="P1" draw:layer="layout" svg:width="1.229cm" svg:height="1.23cm" draw:transform="rotate (-1.5707963267949) translate (15.868cm 0.849cm)">
            <text:p/>
            <draw:enhanced-geometry svg:viewBox="0 0 21600 21600" draw:type="rectangle" draw:enhanced-path="M 0 0 L 21600 0 21600 21600 0 21600 0 0 Z N"/>
          </draw:custom-shape>
          <draw:custom-shape draw:style-name="gr2" draw:text-style-name="P1" draw:layer="layout" svg:width="1.229cm" svg:height="1.162cm" draw:transform="rotate (-1.5707963267949) translate (19.898cm 5.222cm)">
            <text:p/>
            <draw:enhanced-geometry svg:viewBox="0 0 21600 21600" draw:type="rectangle" draw:enhanced-path="M 0 0 L 21600 0 21600 21600 0 21600 0 0 Z N"/>
          </draw:custom-shape>
          <draw:custom-shape draw:style-name="gr2" draw:text-style-name="P1" draw:layer="layout" svg:width="1.23cm" svg:height="1.162cm" draw:transform="rotate (-1.5707963267949) translate (19.898cm 1.874cm)">
            <text:p/>
            <draw:enhanced-geometry svg:viewBox="0 0 21600 21600" draw:type="rectangle" draw:enhanced-path="M 0 0 L 21600 0 21600 21600 0 21600 0 0 Z N"/>
          </draw:custom-shape>
          <draw:custom-shape draw:style-name="gr2" draw:text-style-name="P1" draw:layer="layout" svg:width="1.23cm" svg:height="1.161cm" draw:transform="rotate (-1.5707963267949) translate (19.829cm 8.638cm)">
            <text:p/>
            <draw:enhanced-geometry svg:viewBox="0 0 21600 21600" draw:type="rectangle" draw:enhanced-path="M 0 0 L 21600 0 21600 21600 0 21600 0 0 Z N"/>
          </draw:custom-shape>
          <draw:custom-shape draw:style-name="gr2" draw:text-style-name="P1" draw:layer="layout" svg:width="1.23cm" svg:height="1.162cm" draw:transform="rotate (-1.5707963267949) translate (19.898cm 11.917cm)">
            <text:p/>
            <draw:enhanced-geometry svg:viewBox="0 0 21600 21600" draw:type="rectangle" draw:enhanced-path="M 0 0 L 21600 0 21600 21600 0 21600 0 0 Z N"/>
          </draw:custom-shape>
          <draw:custom-shape draw:style-name="gr2" draw:text-style-name="P1" draw:layer="layout" svg:width="1.229cm" svg:height="1.23cm" draw:transform="rotate (-1.5707963267949) translate (12.862cm 0.848cm)">
            <text:p/>
            <draw:enhanced-geometry svg:viewBox="0 0 21600 21600" draw:type="rectangle" draw:enhanced-path="M 0 0 L 21600 0 21600 21600 0 21600 0 0 Z N"/>
          </draw:custom-shape>
          <draw:custom-shape draw:style-name="gr2" draw:text-style-name="P1" draw:layer="layout" svg:width="1.229cm" svg:height="1.229cm" draw:transform="rotate (-1.5707963267949) translate (9.856cm 0.848cm)">
            <text:p/>
            <draw:enhanced-geometry svg:viewBox="0 0 21600 21600" draw:type="rectangle" draw:enhanced-path="M 0 0 L 21600 0 21600 21600 0 21600 0 0 Z N"/>
          </draw:custom-shape>
          <draw:custom-shape draw:style-name="gr2" draw:text-style-name="P1" draw:layer="layout" svg:width="1.229cm" svg:height="1.23cm" draw:transform="rotate (-1.5707963267949) translate (6.852cm 0.847cm)">
            <text:p/>
            <draw:enhanced-geometry svg:viewBox="0 0 21600 21600" draw:type="rectangle" draw:enhanced-path="M 0 0 L 21600 0 21600 21600 0 21600 0 0 Z N"/>
          </draw:custom-shape>
          <draw:custom-shape draw:style-name="gr2" draw:text-style-name="P1" draw:layer="layout" svg:width="1.229cm" svg:height="1.23cm" draw:transform="rotate (-1.5707963267949) translate (3.846cm 0.846cm)">
            <text:p/>
            <draw:enhanced-geometry svg:viewBox="0 0 21600 21600" draw:type="rectangle" draw:enhanced-path="M 0 0 L 21600 0 21600 21600 0 21600 0 0 Z N"/>
          </draw:custom-shape>
          <draw:custom-shape draw:style-name="gr3" draw:text-style-name="P1" draw:layer="layout" svg:width="13.255cm" svg:height="17.832cm" draw:transform="rotate (-1.5707963267949) translate (19.762cm 0.849cm)">
            <text:p/>
            <draw:enhanced-geometry svg:viewBox="0 0 21600 21600" draw:path-stretchpoint-x="10800" draw:path-stretchpoint-y="10800" draw:text-areas="?f3 ?f4 ?f5 ?f6" draw:type="round-rectangle" draw:modifiers="1123.622268411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 draw:text-style-name="P1" draw:layer="layout" svg:width="13.528cm" svg:height="18.106cm" draw:transform="rotate (-1.5707963267949) translate (19.899cm 14.2cm)">
            <text:p/>
            <draw:enhanced-geometry svg:viewBox="0 0 21600 21600" draw:path-stretchpoint-x="10800" draw:path-stretchpoint-y="10800" draw:text-areas="?f3 ?f4 ?f5 ?f6" draw:type="round-rectangle" draw:modifiers="1123.622268411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578cm" svg:height="4.168cm" draw:transform="rotate (-1.5707963267949) translate (19.898cm 14.269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9.899cm 17.616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9.899cm 20.963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9.9cm 24.3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16.891cm 14.269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16.892cm 17.616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16.893cm 20.963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16.894cm 24.3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3.886cm 14.269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3.887cm 17.616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3.887cm 20.963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3.888cm 24.3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10.879cm 14.269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0.88cm 17.616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0.881cm 20.963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10.882cm 24.3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7.873cm 14.269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7.874cm 17.616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6cm" draw:transform="rotate (-1.5707963267949) translate (7.874cm 20.963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7cm" draw:transform="rotate (-1.5707963267949) translate (7.875cm 24.3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4.868cm 14.269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4.868cm 17.616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4.869cm 20.963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578cm" svg:height="4.168cm" draw:transform="rotate (-1.5707963267949) translate (4.87cm 24.31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 draw:text-style-name="P1" draw:layer="layout" svg:width="1.23cm" svg:height="1.23cm" draw:transform="rotate (-1.5707963267949) translate (18.873cm 14.337cm)">
            <text:p/>
            <draw:enhanced-geometry svg:viewBox="0 0 21600 21600" draw:type="rectangle" draw:enhanced-path="M 0 0 L 21600 0 21600 21600 0 21600 0 0 Z N"/>
          </draw:custom-shape>
          <draw:custom-shape draw:style-name="gr2" draw:text-style-name="P1" draw:layer="layout" svg:width="1.229cm" svg:height="1.23cm" draw:transform="rotate (-1.5707963267949) translate (15.868cm 14.337cm)">
            <text:p/>
            <draw:enhanced-geometry svg:viewBox="0 0 21600 21600" draw:type="rectangle" draw:enhanced-path="M 0 0 L 21600 0 21600 21600 0 21600 0 0 Z N"/>
          </draw:custom-shape>
          <draw:custom-shape draw:style-name="gr2" draw:text-style-name="P1" draw:layer="layout" svg:width="1.229cm" svg:height="1.162cm" draw:transform="rotate (-1.5707963267949) translate (19.898cm 18.71cm)">
            <text:p/>
            <draw:enhanced-geometry svg:viewBox="0 0 21600 21600" draw:type="rectangle" draw:enhanced-path="M 0 0 L 21600 0 21600 21600 0 21600 0 0 Z N"/>
          </draw:custom-shape>
          <draw:custom-shape draw:style-name="gr2" draw:text-style-name="P1" draw:layer="layout" svg:width="1.23cm" svg:height="1.162cm" draw:transform="rotate (-1.5707963267949) translate (19.898cm 15.362cm)">
            <text:p/>
            <draw:enhanced-geometry svg:viewBox="0 0 21600 21600" draw:type="rectangle" draw:enhanced-path="M 0 0 L 21600 0 21600 21600 0 21600 0 0 Z N"/>
          </draw:custom-shape>
          <draw:custom-shape draw:style-name="gr2" draw:text-style-name="P1" draw:layer="layout" svg:width="1.23cm" svg:height="1.161cm" draw:transform="rotate (-1.5707963267949) translate (19.829cm 22.126cm)">
            <text:p/>
            <draw:enhanced-geometry svg:viewBox="0 0 21600 21600" draw:type="rectangle" draw:enhanced-path="M 0 0 L 21600 0 21600 21600 0 21600 0 0 Z N"/>
          </draw:custom-shape>
          <draw:custom-shape draw:style-name="gr2" draw:text-style-name="P1" draw:layer="layout" svg:width="1.23cm" svg:height="1.162cm" draw:transform="rotate (-1.5707963267949) translate (19.898cm 25.405cm)">
            <text:p/>
            <draw:enhanced-geometry svg:viewBox="0 0 21600 21600" draw:type="rectangle" draw:enhanced-path="M 0 0 L 21600 0 21600 21600 0 21600 0 0 Z N"/>
          </draw:custom-shape>
          <draw:custom-shape draw:style-name="gr2" draw:text-style-name="P1" draw:layer="layout" svg:width="1.229cm" svg:height="1.23cm" draw:transform="rotate (-1.5707963267949) translate (12.862cm 14.336cm)">
            <text:p/>
            <draw:enhanced-geometry svg:viewBox="0 0 21600 21600" draw:type="rectangle" draw:enhanced-path="M 0 0 L 21600 0 21600 21600 0 21600 0 0 Z N"/>
          </draw:custom-shape>
          <draw:custom-shape draw:style-name="gr2" draw:text-style-name="P1" draw:layer="layout" svg:width="1.229cm" svg:height="1.229cm" draw:transform="rotate (-1.5707963267949) translate (9.856cm 14.336cm)">
            <text:p/>
            <draw:enhanced-geometry svg:viewBox="0 0 21600 21600" draw:type="rectangle" draw:enhanced-path="M 0 0 L 21600 0 21600 21600 0 21600 0 0 Z N"/>
          </draw:custom-shape>
          <draw:custom-shape draw:style-name="gr2" draw:text-style-name="P1" draw:layer="layout" svg:width="1.229cm" svg:height="1.23cm" draw:transform="rotate (-1.5707963267949) translate (6.852cm 14.335cm)">
            <text:p/>
            <draw:enhanced-geometry svg:viewBox="0 0 21600 21600" draw:type="rectangle" draw:enhanced-path="M 0 0 L 21600 0 21600 21600 0 21600 0 0 Z N"/>
          </draw:custom-shape>
          <draw:custom-shape draw:style-name="gr2" draw:text-style-name="P1" draw:layer="layout" svg:width="1.229cm" svg:height="1.23cm" draw:transform="rotate (-1.5707963267949) translate (3.846cm 14.334cm)">
            <text:p/>
            <draw:enhanced-geometry svg:viewBox="0 0 21600 21600" draw:type="rectangle" draw:enhanced-path="M 0 0 L 21600 0 21600 21600 0 21600 0 0 Z N"/>
          </draw:custom-shape>
          <draw:custom-shape draw:style-name="gr3" draw:text-style-name="P1" draw:layer="layout" svg:width="13.255cm" svg:height="17.832cm" draw:transform="rotate (-1.5707963267949) translate (19.762cm 14.337cm)">
            <text:p/>
            <draw:enhanced-geometry svg:viewBox="0 0 21600 21600" draw:path-stretchpoint-x="10800" draw:path-stretchpoint-y="10800" draw:text-areas="?f3 ?f4 ?f5 ?f6" draw:type="round-rectangle" draw:modifiers="1123.622268411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14T23:11:21</meta:creation-date>
    <meta:generator>LibreOffice/3.5$MacOSX_x86 LibreOffice_project/165a79a-7059095-e13bb37-fef39a4-9503d18</meta:generator>
    <dc:date>2012-06-14T23:29:18</dc:date>
    <meta:editing-duration>PT1M36S</meta:editing-duration>
    <meta:editing-cycles>2</meta:editing-cycles>
    <meta:document-statistic meta:object-count="74"/>
  </office:meta>
</office:document-meta>
</file>